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c045" officeooo:paragraph-rsid="000bc045"/>
    </style:style>
    <style:style style:name="P2" style:family="paragraph" style:parent-style-name="Standard">
      <style:text-properties officeooo:rsid="000d5cff" officeooo:paragraph-rsid="000d5cff"/>
    </style:style>
    <style:style style:name="P3" style:family="paragraph" style:parent-style-name="Standard">
      <style:text-properties officeooo:rsid="000f46cf" officeooo:paragraph-rsid="000f46cf"/>
    </style:style>
    <style:style style:name="P4" style:family="paragraph" style:parent-style-name="Standard">
      <style:text-properties fo:font-size="14pt" fo:font-weight="bold" officeooo:rsid="000f46cf" officeooo:paragraph-rsid="000f46cf" style:font-size-asian="14pt" style:font-weight-asian="bold" style:font-size-complex="14pt" style:font-weight-complex="bold"/>
    </style:style>
    <style:style style:name="P5" style:family="paragraph" style:parent-style-name="Standard">
      <style:text-properties fo:font-size="14pt" fo:font-weight="bold" officeooo:rsid="000bc045" officeooo:paragraph-rsid="000bc045" style:font-size-asian="14pt" style:font-weight-asian="bold" style:font-size-complex="14pt" style:font-weight-complex="bold"/>
    </style:style>
    <style:style style:name="P6" style:family="paragraph" style:parent-style-name="Standard">
      <style:text-properties fo:font-size="14pt" fo:font-weight="bold" officeooo:rsid="00129cad" officeooo:paragraph-rsid="00129cad" style:font-size-asian="14pt" style:font-weight-asian="bold" style:font-size-complex="14pt" style:font-weight-complex="bold"/>
    </style:style>
    <style:style style:name="P7" style:family="paragraph" style:parent-style-name="Standard">
      <style:text-properties fo:font-size="14pt" fo:font-weight="bold" officeooo:rsid="0012d0fc" officeooo:paragraph-rsid="0012d0fc" style:font-size-asian="14pt" style:font-weight-asian="bold" style:font-size-complex="14pt" style:font-weight-complex="bold"/>
    </style:style>
    <style:style style:name="P8" style:family="paragraph" style:parent-style-name="Standard">
      <style:text-properties fo:font-size="12pt" fo:font-weight="normal" officeooo:rsid="00129cad" officeooo:paragraph-rsid="00129cad" style:font-size-asian="10.5pt" style:font-weight-asian="normal" style:font-size-complex="12pt" style:font-weight-complex="normal"/>
    </style:style>
    <style:style style:name="P9" style:family="paragraph" style:parent-style-name="Standard">
      <style:text-properties fo:font-size="12pt" fo:font-weight="normal" officeooo:rsid="0012d0fc" officeooo:paragraph-rsid="0012d0fc" style:font-size-asian="10.5pt" style:font-weight-asian="normal" style:font-size-complex="12pt" style:font-weight-complex="normal"/>
    </style:style>
    <style:style style:name="P10" style:family="paragraph" style:parent-style-name="Standard">
      <style:text-properties officeooo:rsid="000d5cff" officeooo:paragraph-rsid="000d5cff"/>
    </style:style>
    <style:style style:name="P11" style:family="paragraph" style:parent-style-name="Standard">
      <style:text-properties officeooo:rsid="0013a369" officeooo:paragraph-rsid="0013a369"/>
    </style:style>
    <style:style style:name="P12" style:family="paragraph" style:parent-style-name="Standard">
      <style:text-properties fo:font-size="12pt" fo:font-weight="normal" officeooo:rsid="0012d0fc" officeooo:paragraph-rsid="0012d0fc" style:font-size-asian="10.5pt" style:font-weight-asian="normal" style:font-size-complex="12pt" style:font-weight-complex="normal"/>
    </style:style>
    <style:style style:name="P13" style:family="paragraph" style:parent-style-name="Standard">
      <style:text-properties fo:font-size="12pt" fo:font-weight="normal" officeooo:rsid="0014c7fb" officeooo:paragraph-rsid="0014c7fb"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blems faced:</text:p>
      <text:p text:style-name="P1"/>
      <text:p text:style-name="P1">1). The major problem was to find the string within the given range. I realized since strcmp will compare the substrings in dictionary order. Intuitively if application names belonging to [A,F] should also give application name “FIFA 16 Ultimate Team” but since alphabet “F” comes before “FIFA”, strcmp will give you value less than 0. And therefore “FIFA 16 Ultimate Team” won’t come in the application names with range [A,F]. Thus, comparing strings with strcmp follows the dictionary order.</text:p>
      <text:p text:style-name="P1"/>
      <text:p text:style-name="P2">2). Use of pointers, using “→” notation and “.” notation for the pointers and object references was initially troublesome but the problem was sorted by debugging.</text:p>
      <text:p text:style-name="P2"/>
      <text:p text:style-name="P11">3). Insertion in hash table and making it point to the node in atree was difficult task. It involved the knowledge pointers but it was a good exercise to learn about pointers.</text:p>
      <text:p text:style-name="P11"/>
      <text:p text:style-name="P11">4). While running “large_input.txt”, I realized when you run the command “find category News”. The application name “Reeder 2” comes before “iCatcher! Podcast Player” <text:s/>and intuitively if we think it should not happen as inorder traversal should return alphabetically in sorted order the list of applicatios in category name “News”. But when I tested with strcmp function it return true for this code snippet→</text:p>
      <text:p text:style-name="P11"/>
      <text:p text:style-name="P11">if(strcmp("Reeder 2","iCatcher! Podcast Player")&lt;0)</text:p>
      <text:p text:style-name="P11"/>
      <text:p text:style-name="P11">It shows that “Reeder 2” is smaller than “iCatcher! Podcast Player”.</text:p>
      <text:p text:style-name="P2"/>
      <text:p text:style-name="P4">Known bugs or incomplete implementation:</text:p>
      <text:p text:style-name="P3"/>
      <text:p text:style-name="P3">No bugs and implementation is complete.</text:p>
      <text:p text:style-name="P3"/>
      <text:p text:style-name="P6">Significant Interactions:</text:p>
      <text:p text:style-name="P6"/>
      <text:p text:style-name="P8">I interacted with Professor Violet Syrotiuk, to discuss the above point 1). problem and also regarding the tree travesal.</text:p>
      <text:p text:style-name="P8"/>
      <text:p text:style-name="P7">Websites or Books referred:</text:p>
      <text:p text:style-name="P7"/>
      <text:p text:style-name="P9">1). Book – Cormen</text:p>
      <text:p text:style-name="P9">2).<text:a xlink:type="simple" xlink:href="https://stackoverflow.com/questions/2249108/can-i-return-in-void-function#comment2207440_2249121" text:style-name="Internet_20_link" text:visited-style-name="Visited_20_Internet_20_Link">https://stackoverflow.com/questions/2249108/can-i-return-in-void-function#comment2207440_2249121</text:a></text:p>
      <text:p text:style-name="P9">3).<text:a xlink:type="simple" xlink:href="https://www.geeksforgeeks.org/return-void-functions-c/" text:style-name="Internet_20_link" text:visited-style-name="Visited_20_Internet_20_Link">https://www.geeksforgeeks.org/return-void-functions-c/</text:a></text:p>
      <text:p text:style-name="P9">4).<text:a xlink:type="simple" xlink:href="https://www.geeksforgeeks.org/binary-tree-data-structure/" text:style-name="Internet_20_link" text:visited-style-name="Visited_20_Internet_20_Link">https://www.geeksforgeeks.org/binary-tree-data-structure/</text:a></text:p>
      <text:p text:style-name="P13">5). <text:a xlink:type="simple" xlink:href="https://stackoverflow.com/questions/23469455/insert-of-a-new-node-into-a-binary-tree-and-return-its-head-pointer" text:style-name="Internet_20_link" text:visited-style-name="Visited_20_Internet_20_Link">https://stackoverflow.com/questions/23469455/insert-of-a-new-node-into-a-binary-tree-and-return-its-head-pointer</text:a></text:p>
      <text:p text:style-name="P1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9:09:10.045474105</meta:creation-date>
    <dc:date>2018-11-01T17:21:02.481458159</dc:date>
    <meta:editing-duration>PT30M34S</meta:editing-duration>
    <meta:editing-cycles>8</meta:editing-cycles>
    <meta:generator>LibreOffice/6.0.3.2$Linux_X86_64 LibreOffice_project/00m0$Build-2</meta:generator>
    <meta:document-statistic meta:table-count="0" meta:image-count="0" meta:object-count="0" meta:page-count="1" meta:paragraph-count="17" meta:word-count="262" meta:character-count="1973" meta:non-whitespace-character-count="1726"/>
  </office:meta>
</office:document-meta>
</file>